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25cm"/>
    </style:style>
    <style:style style:name="gr5" style:family="graphic" style:parent-style-name="standard">
      <style:graphic-properties draw:stroke="none" svg:stroke-color="#000000" draw:fill="none" draw:fill-color="#ffffff" fo:min-height="0.424cm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5cm" fo:min-width="8.5cm"/>
    </style:style>
    <style:style style:name="gr7" style:family="graphic" style:parent-style-name="standard">
      <style:graphic-properties draw:marker-end="Arrow"/>
    </style:style>
    <style:style style:name="gr8" style:family="graphic" style:parent-style-name="Objet_20_sans_20_remplissage_20_et_20_sans_20_ligne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3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DejaVu Math TeX Gyre3" fo:font-size="12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2cm" svg:height="2cm" svg:x="12cm" svg:y="7cm">
          <text:p text:style-name="P1"><text:span text:style-name="T1">K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2cm" svg:x="15cm" svg:y="7cm">
          <text:p text:style-name="P1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cm" svg:height="2cm" svg:x="22cm" svg:y="7cm">
          <text:p text:style-name="P1"><text:span text:style-name="T1">G(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0.4cm" svg:height="0.4cm" svg:x="20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4cm" svg:height="0.4cm" svg:x="4.8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201cm" svg:y1="8.001cm" svg:x2="6cm" svg:y2="8cm" draw:start-shape="id1" draw:start-glue-point="10" draw:end-shape="id2" draw:end-glue-point="3" svg:d="M5201 8001h400v-1h399" svg:viewBox="0 0 800 2">
          <text:p/>
        </draw:connector>
        <draw:connector draw:style-name="gr3" draw:text-style-name="P1" draw:layer="layout" svg:x1="14cm" svg:y1="8cm" svg:x2="15cm" svg:y2="8cm" draw:start-shape="id3" draw:start-glue-point="1" draw:end-shape="id4" draw:end-glue-point="3" svg:d="M14000 8000h1000" svg:viewBox="0 0 1001 1">
          <text:p/>
        </draw:connector>
        <draw:connector draw:style-name="gr3" draw:text-style-name="P1" draw:layer="layout" svg:x1="17cm" svg:y1="8cm" svg:x2="18cm" svg:y2="8cm" draw:start-shape="id4" draw:start-glue-point="1" draw:end-shape="id5" draw:end-glue-point="3" svg:d="M17000 8000h1000" svg:viewBox="0 0 1001 1">
          <text:p/>
        </draw:connector>
        <draw:connector draw:style-name="gr3" draw:text-style-name="P1" draw:layer="layout" svg:x1="21.2cm" svg:y1="8cm" svg:x2="22cm" svg:y2="8cm" draw:start-shape="id6" draw:start-glue-point="10" draw:end-shape="id7" draw:end-glue-point="3" svg:d="M21200 8000h800" svg:viewBox="0 0 801 1">
          <text:p/>
        </draw:connector>
        <draw:connector draw:style-name="gr3" draw:text-style-name="P1" draw:layer="layout" svg:x1="24cm" svg:y1="8cm" svg:x2="26.004cm" svg:y2="7.999cm" draw:start-shape="id7" draw:start-glue-point="1" svg:d="M24000 8000h1253v-1h751" svg:viewBox="0 0 2005 2">
          <text:p/>
        </draw:connector>
        <draw:connector draw:style-name="gr3" draw:text-style-name="P1" draw:layer="layout" draw:line-skew="4.297cm" svg:x1="24.992cm" svg:y1="7.99cm" svg:x2="5.001cm" svg:y2="8.201cm" draw:end-shape="id1" draw:end-glue-point="8" svg:d="M24992 7990v5010h-19991v-4799" svg:viewBox="0 0 19992 5011">
          <text:p/>
        </draw:connector>
        <draw:connector draw:style-name="gr3" draw:text-style-name="P1" draw:layer="layout" svg:x1="21.001cm" svg:y1="5cm" svg:x2="21.002cm" svg:y2="7.801cm" svg:d="M21001 5000v1401h1v1400" svg:viewBox="0 0 2 2802">
          <text:p/>
        </draw:connector>
        <draw:frame draw:style-name="gr4" draw:text-style-name="P4" draw:layer="layout" svg:width="1.6cm" svg:height="0.775cm" svg:x="3.1cm" svg:y="7.199cm">
          <draw:text-box>
            <text:p>Y<text:span text:style-name="T2">c</text:span>(s)</text:p>
          </draw:text-box>
        </draw:frame>
        <draw:frame draw:style-name="gr5" draw:text-style-name="P4" draw:layer="layout" svg:width="1.6cm" svg:height="0.674cm" svg:x="20.2cm" svg:y="4.2cm">
          <draw:text-box>
            <text:p>W(s)</text:p>
          </draw:text-box>
        </draw:frame>
        <draw:frame draw:style-name="gr5" draw:text-style-name="P4" draw:layer="layout" svg:width="1.6cm" svg:height="0.674cm" svg:x="25cm" svg:y="7.1cm">
          <draw:text-box>
            <text:p>Y(s)</text:p>
          </draw:text-box>
        </draw:frame>
        <draw:custom-shape draw:style-name="gr6" draw:text-style-name="P3" draw:layer="layout" svg:width="9cm" svg:height="5cm" svg:x="8.5cm" svg:y="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cm" svg:height="0.674cm" svg:x="4.2cm" svg:y="7.3cm">
          <draw:text-box>
            <text:p>+</text:p>
          </draw:text-box>
        </draw:frame>
        <draw:frame draw:style-name="gr5" draw:text-style-name="P4" draw:layer="layout" svg:width="0.8cm" svg:height="0.674cm" svg:x="4.9cm" svg:y="8cm">
          <draw:text-box>
            <text:p>-</text:p>
          </draw:text-box>
        </draw:frame>
        <draw:frame draw:style-name="gr5" draw:text-style-name="P4" draw:layer="layout" svg:width="0.8cm" svg:height="0.674cm" svg:x="21cm" svg:y="7.2cm">
          <draw:text-box>
            <text:p>+</text:p>
          </draw:text-box>
        </draw:frame>
        <draw:frame draw:style-name="gr5" draw:text-style-name="P4" draw:layer="layout" svg:width="0.8cm" svg:height="0.674cm" svg:x="20.2cm" svg:y="8.1cm">
          <draw:text-box>
            <text:p>+</text:p>
          </draw:text-box>
        </draw:frame>
        <draw:connector draw:style-name="gr3" draw:text-style-name="P1" draw:layer="layout" svg:x1="4cm" svg:y1="8cm" svg:x2="4.801cm" svg:y2="8.001cm" draw:end-shape="id1" draw:end-glue-point="6" svg:d="M4000 8000h150v1h651" svg:viewBox="0 0 802 2">
          <text:p/>
        </draw:connector>
        <draw:custom-shape draw:style-name="gr1" draw:text-style-name="P2" xml:id="id2" draw:id="id2" draw:layer="layout" svg:width="2cm" svg:height="2cm" svg:x="6cm" svg:y="7cm">
          <text:p text:style-name="P1"><text:span text:style-name="T1">A-D</text:span></text:p>
          <draw:enhanced-geometry svg:viewBox="0 0 21600 21600" draw:type="rectangle" draw:enhanced-path="M 0 0 L 21600 0 21600 21600 0 21600 0 0 Z N"/>
        </draw:custom-shape>
        <draw:connector draw:style-name="gr7" draw:layer="layout" svg:x1="8cm" svg:y1="8cm" svg:x2="9cm" svg:y2="8cm" draw:start-shape="id2" draw:start-glue-point="1" draw:end-shape="id8" draw:end-glue-point="3" svg:d="M8000 8000h1000" svg:viewBox="0 0 1001 1">
          <text:p/>
        </draw:connector>
        <draw:custom-shape draw:style-name="gr1" draw:text-style-name="P2" xml:id="id8" draw:id="id8" draw:layer="layout" svg:width="2cm" svg:height="2cm" svg:x="9cm" svg:y="7cm">
          <text:p text:style-name="P1"><text:span text:style-name="T1">D</text:span><text:span text:style-name="T1">-</text:span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7" draw:layer="layout" svg:x1="11cm" svg:y1="8cm" svg:x2="12cm" svg:y2="8cm" draw:start-shape="id8" draw:start-glue-point="1" draw:end-shape="id3" draw:end-glue-point="3" svg:d="M11000 8000h1000" svg:viewBox="0 0 1001 1">
          <text:p/>
        </draw:connector>
        <draw:custom-shape draw:style-name="gr1" draw:text-style-name="P2" xml:id="id5" draw:id="id5" draw:layer="layout" svg:width="2cm" svg:height="2cm" svg:x="18cm" svg:y="7cm">
          <text:p text:style-name="P1"><text:span text:style-name="T1">D</text:span><text:span text:style-name="T1">-</text:span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7" draw:layer="layout" svg:x1="20cm" svg:y1="8cm" svg:x2="20.8cm" svg:y2="8cm" draw:start-shape="id5" draw:start-glue-point="1" draw:end-shape="id6" draw:end-glue-point="6" svg:d="M20000 8000h800" svg:viewBox="0 0 801 1">
          <text:p/>
        </draw:connector>
        <draw:frame draw:style-name="gr8" draw:layer="layout" svg:width="5.865cm" svg:height="1.275cm" svg:x="10.073cm" svg:y="9.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Math TeX Gyre2" fo:font-family="'DejaVu Math TeX Gyre'" style:font-style-name="Normal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8T19:28:35.167580366</meta:creation-date>
    <dc:date>2020-09-08T16:57:16.777126687</dc:date>
    <meta:editing-duration>PT26M40S</meta:editing-duration>
    <meta:editing-cycles>7</meta:editing-cycles>
    <meta:generator>LibreOffice/5.2.7.2$Linux_X86_64 LibreOffice_project/20m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row>
      <mi>K</mi>
      <mi>'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z</mi>
                <mrow>
                  <mo stretchy="false">−</mo>
                  <mn>1</mn>
                </mrow>
              </msup>
            </mrow>
          </mrow>
          <mo fence="true" stretchy="false">)</mo>
        </mrow>
      </mrow>
      <mi mathvariant="italic">𝒵</mi>
      <mrow>
        <mo fence="true" stretchy="true">{</mo>
        <mrow>
          <mrow>
            <msup>
              <mi>ℒ</mi>
              <mrow>
                <mo stretchy="false">−</mo>
                <mn>1</mn>
              </mrow>
            </msup>
            <mrow>
              <mo fence="true" stretchy="true">(</mo>
              <mrow>
                <mfrac>
                  <mrow>
                    <mi>K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s</mi>
                </mfrac>
              </mrow>
              <mo fence="true" stretchy="true">)</mo>
            </mrow>
          </mrow>
        </mrow>
        <mo fence="true" stretchy="true">}</mo>
      </mrow>
    </mrow>
    <annotation encoding="StarMath 5.0">K'( z) = (1 - z^-1) 𝒵 left lbrace ℒ^-1 left ( {K(s)} over {s} right ) right rbrace </annotation>
  </semantics>
</math>
</file>